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004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8">
            <calcext:condition calcext:apply-style-name="Error" calcext:value="duplicate" calcext:base-cell-address="list.B3"/>
          </calcext:conditional-format>
          <calcext:conditional-format calcext:target-range-address="list.C3:list.C3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9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강남규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9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9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9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9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9"/>
          <table:table-cell table:style-name="ce165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9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/>
          <table:table-cell table:style-name="ce175"/>
          <table:table-cell table:style-name="ce109" table:number-columns-repeated="2"/>
          <table:covered-table-cell table:style-name="ce109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9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9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9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9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9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9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9" office:value-type="string" calcext:value-type="string">
            <text:p>알페라츠(Alpheratz*)</text:p>
          </table:table-cell>
          <table:table-cell table:style-name="ce165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9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방호석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9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9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9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9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9" table:number-columns-repeated="2"/>
          <table:table-cell table:style-name="ce109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13">
          <table:table-cell table:style-name="ce147" office:value-type="string" calcext:value-type="string">
            <text:p>BLANBEE</text:p>
          </table:table-cell>
          <table:table-cell table:style-name="ce109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9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9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9"/>
          <table:table-cell table:style-name="ce109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13">
          <table:table-cell table:style-name="ce147" office:value-type="string" calcext:value-type="string">
            <text:p>Bloom Technology</text:p>
          </table:table-cell>
          <table:table-cell table:style-name="ce109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9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9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BONE MAD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9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9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9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65" table:number-columns-repeated="2"/>
          <table:table-cell table:style-name="ce109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9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9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9"/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9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9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13">
          <table:table-cell table:style-name="ce147" office:value-type="string" calcext:value-type="string">
            <text:p>Catdoors</text:p>
          </table:table-cell>
          <table:table-cell table:style-name="ce109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9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9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9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9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9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9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양정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9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9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9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9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9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9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9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9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9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9" office:value-type="string" calcext:value-type="string">
            <text:p>Discord: 데크크래프트#4923</text:p>
          </table:table-cell>
          <table:table-cell table:style-name="ce109" table:number-columns-repeated="2"/>
        </table:table-row>
        <table:table-row table:style-name="ro13">
          <table:table-cell table:style-name="ce147" office:value-type="string" calcext:value-type="string">
            <text:p>Dandylion</text:p>
          </table:table-cell>
          <table:table-cell table:style-name="ce109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9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9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9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9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9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9"/>
          <table:table-cell table:style-name="ce109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9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9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9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9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9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9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9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9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9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이정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9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9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65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9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65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9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9" table:number-columns-repeated="2"/>
          <table:table-cell table:style-name="ce109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9" office:value-type="string" calcext:value-type="string">
            <text:p>피모뎁</text:p>
          </table:table-cell>
          <table:table-cell table:style-name="ce165" table:number-columns-repeated="2"/>
          <table:table-cell table:style-name="ce165" office:value-type="string" calcext:value-type="string">
            <text:p>문수영</text:p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9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9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9" office:value-type="string" calcext:value-type="string">
            <text:p>프로그파티</text:p>
          </table:table-cell>
          <table:table-cell table:style-name="ce165" table:number-columns-repeated="2"/>
          <table:table-cell table:style-name="ce165" office:value-type="string" calcext:value-type="string">
            <text:p>노정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09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9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9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9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박정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9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9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9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9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9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9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9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9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김종화</text:p>
          </table:table-cell>
          <table:table-cell table:style-name="ce109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9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9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유영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9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9" office:value-type="string" calcext:value-type="string">
            <text:p>-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9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9" office:value-type="string" calcext:value-type="string">
            <text:p>인디고블루 게임 스튜디오</text:p>
          </table:table-cell>
          <table:table-cell table:style-name="ce165" table:number-columns-repeated="2"/>
          <table:table-cell table:style-name="ce165" office:value-type="string" calcext:value-type="string">
            <text:p>김혜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9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9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9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9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9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9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9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9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9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9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9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9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9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9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9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9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9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9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9" office:value-type="string" calcext:value-type="string">
            <text:p><text:a xlink:href="https://twitter.com/mojaeng" xlink:type="simple">https://twitter.com/mojaeng</text:a></text:p>
          </table:table-cell>
          <table:table-cell table:style-name="ce109"/>
          <table:table-cell table:style-name="ce109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9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9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9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9" office:value-type="string" calcext:value-type="string">
            <text:p><text:a xlink:href="https://twitter.com/LeeBbunsik" xlink:type="simple">https://twitter.com/LeeBbunsik</text:a></text:p>
          </table:table-cell>
          <table:table-cell table:style-name="ce109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9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9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9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inkTown</text:p>
          </table:table-cell>
          <table:table-cell table:style-name="ce109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9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9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9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9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9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9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9" office:value-type="string" calcext:value-type="string">
            <text:p>민트로켓</text:p>
          </table:table-cell>
          <table:table-cell table:style-name="ce165" table:number-columns-repeated="3"/>
          <table:table-cell table:style-name="ce109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9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9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9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9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9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9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9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9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9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9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9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9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9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9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9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9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9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9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9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9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ooze_s3" xlink:type="simple">https://twitter.com/ooze_s3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9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9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9"/>
          <table:table-cell table:style-name="ce109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9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9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9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9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9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9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9" table:number-columns-repeated="2"/>
        </table:table-row>
        <table:table-row table:style-name="ro14">
          <table:table-cell table:style-name="ce147" office:value-type="string" calcext:value-type="string">
            <text:p>PiedPipers Team</text:p>
          </table:table-cell>
          <table:table-cell table:style-name="ce109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9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9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9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9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9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9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9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9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9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9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9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9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9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9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9" office:value-type="string" calcext:value-type="string">
            <text:p><text:a xlink:href="https://twitter.com/REDRAY_dev" xlink:type="simple">https://twitter.com/REDRAY_dev</text:a>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9"/>
          <table:table-cell table:style-name="ce165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9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9"/>
          <table:table-cell table:style-name="ce109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9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9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9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9"/>
          <table:table-cell table:style-name="ce109" office:value-type="string" calcext:value-type="string">
            <text:p>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9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EROSO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9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9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9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9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9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Sparky Studio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9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9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9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9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9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9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9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9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9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9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9" office:value-type="string" calcext:value-type="string">
            <text:p>스튜디오에이치지</text:p>
          </table:table-cell>
          <table:table-cell table:style-name="ce165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9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9" office:value-type="string" calcext:value-type="string">
            <text:p><text:a xlink:href="https://twitter.com/Studio_Ly" xlink:type="simple">https://twitter.com/Studio_Ly</text:a>_</text:p>
          </table:table-cell>
          <table:table-cell table:style-name="ce109" office:value-type="string" calcext:value-type="string">
            <text:p><text:a xlink:href="https://twitter.com/lychoi2000" xlink:type="simple">https://twitter.com/lychoi2000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9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9"/>
          <table:table-cell table:style-name="ce109" office:value-type="string" calcext:value-type="string">
            <text:p>스튜디오 소트</text:p>
            <text:p>아트 담당인 이여주, 개발 담당인 이유라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9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9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9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9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9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9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9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9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9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9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9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9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9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9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9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9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Team Monad</text:p>
          </table:table-cell>
          <table:table-cell table:style-name="ce109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9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TeamBUD</text:p>
          </table:table-cell>
          <table:table-cell table:style-name="ce109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9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9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9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9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9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9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9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9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9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9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9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9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9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9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9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9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9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listege" xlink:type="simple">https://twitter.com/listege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9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9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9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9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9" office:value-type="string" calcext:value-type="string">
            <text:p><text:a xlink:href="https://twitter.com/vonasoft7" xlink:type="simple">https://twitter.com/vonasoft7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9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9"/>
          <table:table-cell table:style-name="ce165"/>
          <table:table-cell table:style-name="ce165" office:value-type="string" calcext:value-type="string">
            <text:p>121-22-28***</text:p>
          </table:table-cell>
          <table:table-cell table:style-name="ce165"/>
          <table:table-cell table:style-name="ce109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9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9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9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9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9" office:value-type="string" calcext:value-type="string">
            <text:p>찢콘</text:p>
          </table:table-cell>
          <table:table-cell table:style-name="ce165" table:number-columns-repeated="2"/>
          <table:table-cell table:style-name="ce165" office:value-type="string" calcext:value-type="string">
            <text:p>윤성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9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/>
          <table:table-cell table:style-name="ce155"/>
          <table:table-cell table:style-name="ce166" table:number-columns-repeated="3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8" table:number-columns-repeated="3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7:list.C298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09:20:26.6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7T10:35:29.070000000</dc:date>
    <meta:editing-duration>P2DT21H24M50S</meta:editing-duration>
    <meta:editing-cycles>1131</meta:editing-cycles>
    <meta:document-statistic meta:table-count="4" meta:cell-count="364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